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0743924265547785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</text:p>
            <text:p text:style-name="P19">עָלָיו מָשָׁל יִשָּׂאוּ וּמְלִיצָה חִידוֹת לוֹ וְיֹאמַר הוֹי הַמַּרְבֶּה </text:p>
            <text:p text:style-name="P19">לֹּא־לוֹ עַד־מָתַי</text:p>
            <text:p text:style-name="P19"><text:s/>וּמַכְבִּיד עָלָיו </text:p>
            <text:p text:style-name="P19">עַבְטִיט</text:p>
          </table:table-cell>
          <table:table-cell table:style-name="表98.B1" office:value-type="string">
            <text:p text:style-name="P20">because not – these / all of them</text:p>
            <text:p text:style-name="P20"/>
            <text:p text:style-name="P20">against it / a simile / to lift</text:p>
            <text:p text:style-name="P20"/>
            <text:p text:style-name="P20">and a sat<text:span text:style-name="T7">ire / a puzzle / towards him</text:span></text:p>
            <text:p text:style-name="P21">and to say / oh! / the to increase</text:p>
            <text:p text:style-name="P21"/>
            <text:p text:style-name="P21">not – towards him / as far as – to extend</text:p>
            <text:p text:style-name="P21">and to be heavy / against him</text:p>
            <text:p text:style-name="P21"/>
            <text:p text:style-name="P21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</text:p>
            <text:p text:style-name="P19">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</text:p>
            <text:p text:style-name="P19">לָמוֹ</text:p>
          </table:table-cell>
          <table:table-cell table:style-name="表99.B1" office:value-type="string">
            <text:p text:style-name="P20">when not/ quickly / to rise</text:p>
            <text:p text:style-name="P20"/>
            <text:p text:style-name="P20">to oppress thee</text:p>
            <text:p text:style-name="P20"/>
            <text:p text:style-name="P20"/>
            <text:p text:style-name="P20">and to awake / to agitate thee</text:p>
            <text:p text:style-name="P20"/>
            <text:p text:style-name="P20"/>
            <text:p text:style-name="P20"/>
            <text:p text:style-name="P20">and to become / in,for plunder</text:p>
            <text:p text:style-name="P20"/>
            <text:p text:style-name="P20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>כִּי אַתָּה שַׁלּוֹתָ גּוֹיִם רַבִּים</text:p>
            <text:p text:style-name="P19"><text:s/>יְשָׁלּוּ</text:p>
            <text:p text:style-name="P19">#</text:p>
            <text:p text:style-name="P19">כָּל־יֶתֶר עַמִּים מִדְּמֵי</text:p>
            <text:p text:style-name="P19"/>
            <text:p text:style-name="P19"><text:s/>אָדָם וַחֲמַס־אֶרֶץ </text:p>
            <text:p text:style-name="P19"/>
            <text:p text:style-name="P19">קִרְיָה וְכָל־יֹשְׁבֵי בָהּ פ</text:p>
          </table:table-cell>
          <table:table-cell table:style-name="表100.B1" office:value-type="string">
            <text:p text:style-name="P20">for / thou / to plunder / many nations</text:p>
            <text:p text:style-name="P20"/>
            <text:p text:style-name="P20"/>
            <text:p text:style-name="P20">and to plunde thee</text:p>
            <text:p text:style-name="P20"/>
            <text:p text:style-name="P20"/>
            <text:p text:style-name="P20"/>
            <text:p text:style-name="P20">all remainder / flocks / out of bloodshed</text:p>
            <text:p text:style-name="P20"/>
            <text:p text:style-name="P20"/>
            <text:p text:style-name="P20">mankind / and violence of the land</text:p>
            <text:p text:style-name="P20"/>
            <text:p text:style-name="P20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>הוֹי בֹּצֵעַ בֶּצַע רָע</text:p>
            <text:p text:style-name="P19"><text:s/>לְבֵיתוֹ לָשׂוּם </text:p>
            <text:p text:style-name="P19"><text:soft-page-break/>בַּמָּרוֹם קִנּוֹ </text:p>
            <text:p text:style-name="P19">לְהִנָּצֵל מִכַּף־רָע</text:p>
          </table:table-cell>
          <table:table-cell table:style-name="表101.B1" office:value-type="string">
            <text:p text:style-name="P20">oh! / to plunder / gain / evil</text:p>
            <text:p text:style-name="P20"/>
            <text:p text:style-name="P20"/>
            <text:p text:style-name="P20">to his house / towards to put</text:p>
            <text:p text:style-name="P20"><text:soft-page-break/>at altitude / his dwelling</text:p>
            <text:p text:style-name="P20"/>
            <text:p text:style-name="P20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>יָעַצְתָּ בֹּשֶׁת לְבֵיתֶ</text:p>
            <text:p text:style-name="P19">**</text:p>
            <text:p text:style-name="P19">קְצוֹת־עַמִּים רַבִּים וְחוֹטֵא נַפְשֶׁ</text:p>
            <text:p text:style-name="P19">**</text:p>
          </table:table-cell>
          <table:table-cell table:style-name="表102.B1" office:value-type="string">
            <text:p text:style-name="P20">to advise / shame / to thy house</text:p>
            <text:p text:style-name="P20"/>
            <text:p text:style-name="P20"/>
            <text:p text:style-name="P20"/>
            <text:p text:style-name="P20">to cut off many tribes</text:p>
            <text:p text:style-name="P20"/>
            <text:p text:style-name="P20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>כִּי־אֶבֶן מִקִּיר </text:p>
            <text:p text:style-name="P19">תִּזְעָק וְכָפִיס מֵעֵץ יַעֲנֶנָּה פ</text:p>
          </table:table-cell>
          <table:table-cell table:style-name="表103.B1" office:value-type="string">
            <text:p text:style-name="P20">for a stone / from a wall</text:p>
            <text:p text:style-name="P20"/>
            <text:p text:style-name="P20">to shriek / and a girder / wood</text:p>
            <text:p text:style-name="P20"/>
            <text:p text:style-name="P20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19">הוֹי בֹּנֶה עִיר בְּדָמִים וְכוֹנֵן קִרְיָה בְּעַוְלָה</text:p>
          </table:table-cell>
          <table:table-cell table:style-name="表104.B1" office:value-type="string">
            <text:p text:style-name="P20">oh! / to build / a city / in bloodshed</text:p>
            <text:p text:style-name="P20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9">הֲלוֹא הִנֵּה מֵאֵת יְהוָה צְבָאוֹת וְיִיגְעוּ עַמִּים בְּדֵי־אֵשׁ וּלְאֻמִּים בְּדֵי־רִיק יִעָפוּ</text:p>
          </table:table-cell>
          <table:table-cell table:style-name="表105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19">כִּי תִּמָּלֵא הָאָרֶץ לָדַעַת אֶת־כְּבוֹד יְהוָה כַּמַּיִם יְכַסּוּ עַל־יָם ס</text:p>
          </table:table-cell>
          <table:table-cell table:style-name="表106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19">הוֹי מַשְׁקֵה רֵעֵהוּ מְסַפֵּחַ חֲמָתְ</text:p>
            <text:p text:style-name="P19">#</text:p>
            <text:p text:style-name="P19">וְאַף שַׁכֵּר לְמַעַן הַבִּיט עַל־מְעוֹרֵיהֶם</text:p>
          </table:table-cell>
          <table:table-cell table:style-name="表108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ext:soft-page-break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19"/>
          </table:table-cell>
          <table:table-cell table:style-name="表107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<text:soft-page-break/>--------------------------------------- [STEPS : closing] 20191009_161940</text:p>
      <text:list xml:id="list1373395532978911667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2T10:50:49.89</dc:date>
    <dc:creator>iwabuchi ken</dc:creator>
    <meta:editing-duration>P3DT12H59M49S</meta:editing-duration>
    <meta:editing-cycles>164</meta:editing-cycles>
    <meta:generator>OpenOffice/4.1.3$Win32 OpenOffice.org_project/413m1$Build-9783</meta:generator>
    <meta:document-statistic meta:table-count="112" meta:image-count="0" meta:object-count="0" meta:page-count="54" meta:paragraph-count="1322" meta:word-count="5110" meta:character-count="30142"/>
  </office:meta>
</office:document-meta>
</file>